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9327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3.1299in" fo:break-before="auto" style:use-optimal-row-height="true"/>
    </style:style>
    <style:style style:name="ro6" style:family="table-row">
      <style:table-row-properties style:row-height="1.8862in" fo:break-before="auto" style:use-optimal-row-height="true"/>
    </style:style>
    <style:style style:name="ro7" style:family="table-row">
      <style:table-row-properties style:row-height="6.705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2.507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11">
            <text:p>05/11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ISS == 0:</text:p>
            <text:p><text:s text:c="2"/>ISS (initial sequence number) ← 1;</text:p>
            <text:p><text:s text:c="2"/>SEG.SEQ ← ISS;</text:p>
            <text:p><text:s text:c="2"/>SEG.ACK ← 0;</text:p>
            <text:p><text:s text:c="2"/>SND.UNA ← ISS;</text:p>
            <text:p><text:s text:c="2"/>SND.NXT ← ISS + 1;</text:p>
            <text:p/>
            <text:p>Else: </text:p>
            <text:p><text:s text:c="2"/>SEG.SEQ ← SND.NXT;</text:p>
            <text:p><text:s text:c="2"/>SND.NXT ← SND.NXT + SEQ.LEN;</text:p>
            <text:p><text:s text:c="2"/>SEG.ACK ← RCV.NXT;</text:p>
            <text:p><text:s text:c="2"/>SEG.isAck ← True;</text:p>
            <text:p><text:s text:c="2"/></text:p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><text:s text:c="2"/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 text:c="2"/>SND.NXT ← SND.UNA + SEG.LEN;</text:p>
            <text:p><text:s text:c="2"/>SEG.SEQ ← SND.UNA;</text:p>
            <text:p><text:s text:c="2"/>If ack:</text:p>
            <text:p><text:s text:c="4"/>SEG.ACK ← RCV.NXT;</text:p>
            <text:p><text:s text:c="4"/>SEG.isAck ← True;</text:p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4">if my timer &amp;&amp; state == TimeWait:</text:span></text:p>
            <text:p><text:span text:style-name="T4"><text:s/>→ </text:span><text:span text:style-name="T4">Closed;</text:span></text:p>
            <text:p><text:span text:style-name="T4"><text:s/></text:span><text:span text:style-name="T4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ResendPacket</text:p>
          </table:table-cell>
          <table:table-cell table:style-name="Default" office:value-type="string">
            <text:p>[NetworkSendPacketEvent]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NetworkReceivePacket</text:p>
          </table:table-cell>
          <table:table-cell table:style-name="Default" office:value-type="string">
            <text:p><text:span text:style-name="T2"/></text:p>
            <text:p/>
            <text:p/>
            <text:p>If ACK &amp;&amp; SND.UNA &lt;= SEG.ACK &lt;= SND.NXT:</text:p>
            <text:p><text:s text:c="2"/>Valid ack</text:p>
            <text:p>Else:</text:p>
            <text:p><text:s/>Return;</text:p>
            <text:p/>
            <text:p/>
            <text:p/>
            <text:p># this is the validity checks defined on page 69 of the RFC 793.</text:p>
            <text:p># the only other thing this check will need to do is if no context exists (we are in the Accept state),</text:p>
            <text:p># return true</text:p>
            <text:p>If NOT R.is_valid(window size):</text:p>
            <text:p><text:s text:c="4"/>Send ack</text:p>
            <text:p><text:s text:c="4"/>Return;</text:p>
            <text:p/>
            <text:p>If a segment's contents straddle the boundary between old and new, only the new parts should be processed.</text:p>
            <text:p/>
            <text:p><text:span text:style-name="T2">If FIN &amp;&amp; receive buffer not empty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/>
            <text:p># check to see if we are in established</text:p>
            <text:p>If CM.state() == ESTABLISHED &amp;&amp; if SND.UNA &lt; SEG.ACK &lt;= SND.NXT:</text:p>
            <text:p><text:s text:c="2"/>congestion_control()</text:p>
            <text:p/>
            <text:p><text:span text:style-name="T3"># This needs to happen after all calls to all modules</text:span></text:p>
            <text:p><text:span text:style-name="T3">If saved CloseEvent &amp;&amp; send buffer is empty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table:style-name="Default" office:value-type="string">
            <text:p>Update timer according to RFC 2988;</text:p>
            <text:p><text:s text:c="2"/></text:p>
            <text:p><text:s text:c="2"/></text:p>
            <text:p>If SYN (no context) &amp;&amp; ACK:</text:p>
            <text:p><text:s text:c="2"/>RCV.NXT ← SEG.SEQ + 1;</text:p>
            <text:p><text:s text:c="2"/>IRS ← SEG.SEQ;</text:p>
            <text:p><text:s text:c="2"/>SND.UNA ← SEG.ACK (if it is an ack); # this may be the same as below</text:p>
            <text:p><text:s text:c="2"/>Remove anything from send buffer which is ack'ed;</text:p>
            <text:p/>
            <text:p>If ACK &amp;&amp; SND.UNA &lt; SEG.ACK &lt;= SND.NXT:</text:p>
            <text:p><text:s text:c="2"/>SND.UNA ← SEG.ACK;</text:p>
            <text:p><text:s text:c="2"/>Remove anything from send buffer which is ack'ed;</text:p>
            <text:p/>
            <text:p>Else If SEG.ACK &gt; SND.NXT</text:p>
            <text:p><text:s text:c="2"/>Send an ack</text:p>
            <text:p><text:s text:c="2"/>Return</text:p>
            <text:p/>
            <text:p># Duplicate strictly less than SND.UNA</text:p>
            <text:p><text:span text:style-name="T2">Else if ACK &amp;&amp; SEG.ACK &lt; SND.UNA:</text:span></text:p>
            <text:p><text:s text:c="2"/>Ignore</text:p>
            <text:p/>
            <text:p>If data:</text:p>
            <text:p><text:s text:c="2"/>Save data in receive buffer;</text:p>
            <text:p><text:s text:c="2"/>[ReceiveBufferNotEmpty];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 (put packet in CEE?)</text:p>
            <text:p/>
            <text:p><text:span text:style-name="T2"/></text:p>
            <text:p/>
            <text:p><text:span text:style-name="T4">If Fin &amp;&amp; state == Established:</text:span></text:p>
            <text:p><text:span text:style-name="T4"><text:s/>→ </text:span><text:span text:style-name="T4">CloseWait;</text:span></text:p>
            <text:p><text:span text:style-name="T4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</text:span><text:span text:style-name="T3"> </text:span><text:span text:style-name="T5">&amp;&amp; send buffer is empty</text:span><text:span text:style-name="T5">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 </text:span><text:span text:style-name="T5">&amp;&amp; send buffer is empty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 </text:span><text:span text:style-name="T5">&amp;&amp; send buffer is empty</text:span><text:span text:style-name="T3">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1"/>
        </table:table-row>
        <table:table-row table:style-name="ro9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/>Dispatch [ReceiveBufferNotFull]</text:p>
          </table:table-cell>
          <table:table-cell table:number-columns-repeated="1021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receive buffer is empty: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<text:s/>Dispatch [ReceiveBufferNotFull]</text:p>
            <text:p>Else:</text:p>
            <text:p><text:s/>Save the ReceiveEvent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1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1">
          <table:table-cell table:number-columns-repeated="1023"/>
        </table:table-row>
        <table:table-row table:style-name="ro11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1" table:number-rows-repeated="1048550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05/11/2011</text:date>, <text:time>09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11T09:39:08</dc:date>
    <dc:creator>Randy Buck</dc:creator>
    <meta:editing-duration>PT484H05M25S</meta:editing-duration>
    <meta:editing-cycles>201</meta:editing-cycles>
    <meta:generator>OpenOffice.org/3.2$Unix OpenOffice.org_project/320m12$Build-9483</meta:generator>
    <meta:printed-by>Randy Buck</meta:printed-by>
    <meta:print-date>2011-05-10T15:02:26</meta:print-date>
    <meta:document-statistic meta:table-count="3" meta:cell-count="42" meta:object-count="0"/>
  </office:meta>
</office:document-meta>
</file>